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8.5pt" style:use-optimal-column-width="false"/>
    </style:style>
    <style:style style:name="ACOL-2" style:family="table-column">
      <style:table-column-properties style:column-width="77.25pt" style:use-optimal-column-width="false"/>
    </style:style>
    <style:style style:name="ACOL-3" style:family="table-column">
      <style:table-column-properties style:column-width="159.75pt" style:use-optimal-column-width="false"/>
    </style:style>
    <style:style style:name="ACOL-4" style:family="table-column">
      <style:table-column-properties style:column-width="75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NixieSupply5vto160vDCMBoost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 table:number-columns-repeated="248"/>
        <table:table-row table:style-name="AROW-0">
          <table:table-cell table:style-name="Gnumeric-default" office:value-type="string">
            <text:p>Source:</text:p>
          </table:table-cell>
          <table:table-cell table:style-name="Gnumeric-default" office:value-type="string">
            <text:p>/home/mark/Dropbox/personal/SurfnCircuits/NixiePowerSupply/KC_NixieSupply5vTo160v/NixieSupply5vto160vDCMBoost.sch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Date:</text:p>
          </table:table-cell>
          <table:table-cell table:style-name="Gnumeric-default" office:value-type="string">
            <text:p>Mon 19 Feb 2018 09:44:40 PM PST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Tool:</text:p>
          </table:table-cell>
          <table:table-cell table:style-name="Gnumeric-default" office:value-type="string">
            <text:p>Eeschema 4.0.7-e2-6376~60~ubuntu17.10.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Generator:</text:p>
          </table:table-cell>
          <table:table-cell table:style-name="Gnumeric-default" office:value-type="string">
            <text:p>/usr/lib/kicad/plugins/bom_csv_grouped_by_value.py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Component Count:</text:p>
          </table:table-cell>
          <table:table-cell table:style-name="Gnumeric-default" office:value-type="float" office:value="43">
            <text:p>43</text:p>
          </table:table-cell>
          <table:table-cell table:number-columns-repeated="254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Collated Components: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tem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Reference(s)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ibPart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Datasheet</text:p>
          </table:table-cell>
          <table:table-cell table:style-name="Gnumeric-default" office:value-type="string">
            <text:p>MP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1, C2</text:p>
          </table:table-cell>
          <table:table-cell table:style-name="Gnumeric-default" office:value-type="string">
            <text:p>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2220_HandSoldering</text:p>
          </table:table-cell>
          <table:table-cell table:style-name="Gnumeric-default" office:value-type="string">
            <text:p>https://www.digikey.com/product-detail/en/murata-electronics-north-america/GRM55DR72E105KW01L/490-3550-1-ND/789455</text:p>
          </table:table-cell>
          <table:table-cell table:style-name="Gnumeric-default" office:value-type="string">
            <text:p>GRM55DR72E105KW01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3, C12, C13</text:p>
          </table:table-cell>
          <table:table-cell table:style-name="Gnumeric-default" office:value-type="string">
            <text:p>0.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-detail/en/tdk-corporation/CGA4J3X7T2E104M125AE/445-7965-1-ND/2782533</text:p>
          </table:table-cell>
          <table:table-cell table:style-name="Gnumeric-default" office:value-type="string">
            <text:p>CGA4J3X7T2E104M125A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4, C8, C16</text:p>
          </table:table-cell>
          <table:table-cell table:style-name="Gnumeric-default" office:value-type="string">
            <text:p>100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10</text:p>
          </table:table-cell>
          <table:table-cell table:style-name="Gnumeric-default" office:value-type="string">
            <text:p>http://www.digikey.com/product-detail/en/murata-electronics-north-america/GRM21BR61A476ME15L/490-9961-1-ND/5026442</text:p>
          </table:table-cell>
          <table:table-cell table:style-name="Gnumeric-default" office:value-type="string">
            <text:p>EMK325ABJ107MM-P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5</text:p>
          </table:table-cell>
          <table:table-cell table:style-name="Gnumeric-default" office:value-type="string">
            <text:p>22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6</text:p>
          </table:table-cell>
          <table:table-cell table:style-name="Gnumeric-default" office:value-type="string">
            <text:p>10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table:style-name="Gnumeric-default" office:value-type="string">
            <text:p>CC0805C101JAGAC780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7</text:p>
          </table:table-cell>
          <table:table-cell table:style-name="Gnumeric-default" office:value-type="string">
            <text:p>43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-detail/en/samsung-electro-mechanics/CL21C431JBANNNC/1276-2659-1-ND/3890745</text:p>
          </table:table-cell>
          <table:table-cell table:style-name="Gnumeric-default" office:value-type="string">
            <text:p>CL21C431JBANNNC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0</text:p>
          </table:table-cell>
          <table:table-cell table:style-name="Gnumeric-default" office:value-type="string">
            <text:p>0.1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1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4</text:p>
          </table:table-cell>
          <table:table-cell table:style-name="Gnumeric-default" office:value-type="string">
            <text:p>47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06</text:p>
          </table:table-cell>
          <table:table-cell table:style-name="Gnumeric-default" office:value-type="string">
            <text:p>https://www.digikey.com/product-detail/en/tdk-corporation/C3216JB1C476M160AB/445-11695-1-ND/3953361</text:p>
          </table:table-cell>
          <table:table-cell table:style-name="Gnumeric-default" office:value-type="string">
            <text:p>C3216JB1C476M160A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5</text:p>
          </table:table-cell>
          <table:table-cell table:style-name="Gnumeric-default" office:value-type="string">
            <text:p>56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603</text:p>
          </table:table-cell>
          <table:table-cell table:style-name="Gnumeric-default" office:value-type="string">
            <text:p>https://www.digikey.com/product-detail/en/kemet/C0603C561JAGAC7867/399-14990-1-ND/7382539</text:p>
          </table:table-cell>
          <table:table-cell table:style-name="Gnumeric-default" office:value-type="string">
            <text:p>C0603C561JAGAC78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8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1</text:p>
          </table:table-cell>
          <table:table-cell table:style-name="Gnumeric-default" office:value-type="string">
            <text:p>ES1D</text:p>
          </table:table-cell>
          <table:table-cell table:style-name="Gnumeric-default" office:value-type="string">
            <text:p>device:D</text:p>
          </table:table-cell>
          <table:table-cell table:style-name="Gnumeric-default" office:value-type="string">
            <text:p>Diodes_SMD:D_SMA_Handsoldering</text:p>
          </table:table-cell>
          <table:table-cell table:style-name="Gnumeric-default" office:value-type="string">
            <text:p>https://www.digikey.com/product-detail/en/on-semiconductor/ES1D/ES1DFSCT-ND/458940</text:p>
          </table:table-cell>
          <table:table-cell table:style-name="Gnumeric-default" office:value-type="string">
            <text:p>ES1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2</text:p>
          </table:table-cell>
          <table:table-cell table:style-name="Gnumeric-default" office:value-type="string">
            <text:p>BAT54</text:p>
          </table:table-cell>
          <table:table-cell table:style-name="Gnumeric-default" office:value-type="string">
            <text:p>device:D_Schottky</text:p>
          </table:table-cell>
          <table:table-cell table:style-name="Gnumeric-default" office:value-type="string">
            <text:p>Diodes_SMD:D_SOD-323_HandSoldering</text:p>
          </table:table-cell>
          <table:table-cell table:style-name="Gnumeric-default" office:value-type="string">
            <text:p>https://www.digikey.com/product-detail/en/diodes-incorporated/BAT54WS-7-F/BAT54WS-FDICT-ND/804892</text:p>
          </table:table-cell>
          <table:table-cell table:style-name="Gnumeric-default" office:value-type="string">
            <text:p>BAT54WS-7-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J1</text:p>
          </table:table-cell>
          <table:table-cell table:style-name="Gnumeric-default" office:value-type="string">
            <text:p>Screw_Terminal_01x04</text:p>
          </table:table-cell>
          <table:table-cell table:style-name="Gnumeric-default" office:value-type="string">
            <text:p>conn:Screw_Terminal_01x04</text:p>
          </table:table-cell>
          <table:table-cell table:style-name="Gnumeric-default" office:value-type="string">
            <text:p>TerminalBlock_Phoenix:TerminalBlock_Phoenix_PT-3.5mm_4pol</text:p>
          </table:table-cell>
          <table:table-cell table:style-name="Gnumeric-default" office:value-type="string">
            <text:p>https://www.digikey.com/scripts/DkSearch/dksus.dll?Detail&amp;itemSeq=248943251&amp;uq=636514658010412978</text:p>
          </table:table-cell>
          <table:table-cell table:style-name="Gnumeric-default" office:value-type="float" office:value="1984633">
            <text:p>198463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2, J3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_Pad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4, J5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2, L5</text:p>
          </table:table-cell>
          <table:table-cell table:style-name="Gnumeric-default" office:value-type="string">
            <text:p>60ohm 100Mhz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taiyo-yuden/BKP2125HS600-T/587-1932-1-ND/1465402</text:p>
          </table:table-cell>
          <table:table-cell table:style-name="Gnumeric-default" office:value-type="string">
            <text:p>BKP2125HS600-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3</text:p>
          </table:table-cell>
          <table:table-cell table:style-name="Gnumeric-default" office:value-type="string">
            <text:p>33uH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NixieSupply5vto160vDCMBoost_socket:Choke_SMD_12x12mm_Wurth_WE-PD</text:p>
          </table:table-cell>
          <table:table-cell table:style-name="Gnumeric-default" office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table:style-name="Gnumeric-default" office:value-type="float" office:value="7447709330">
            <text:p>744770933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1</text:p>
          </table:table-cell>
          <table:table-cell table:style-name="Gnumeric-default" office:value-type="string">
            <text:p>USB_OTG</text:p>
          </table:table-cell>
          <table:table-cell table:style-name="Gnumeric-default" office:value-type="string">
            <text:p>conn:USB_OTG</text:p>
          </table:table-cell>
          <table:table-cell table:style-name="Gnumeric-default" office:value-type="string">
            <text:p>NixieSupply5vto160vDCMBoost_socket:USB_Micro-B_Wurth_3A_Non-OVAL-Drill</text:p>
          </table:table-cell>
          <table:table-cell table:style-name="Gnumeric-default" office:value-type="string">
            <text:p>https://www.digikey.com/product-detail/en/wurth-electronics-inc/629105150521/732-5960-1-ND/5047555</text:p>
          </table:table-cell>
          <table:table-cell table:style-name="Gnumeric-default" office:value-type="float" office:value="629105150521">
            <text:p>6291051505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1</text:p>
          </table:table-cell>
          <table:table-cell table:style-name="Gnumeric-default" office:value-type="string">
            <text:p>FDS2672CT</text:p>
          </table:table-cell>
          <table:table-cell table:style-name="Gnumeric-default" office:value-type="string">
            <text:p>transistors:FDMS86255ET150</text:p>
          </table:table-cell>
          <table:table-cell table:style-name="Gnumeric-default" office:value-type="string">
            <text:p>etaclock:SOIC-8-N</text:p>
          </table:table-cell>
          <table:table-cell table:style-name="Gnumeric-default" office:value-type="string">
            <text:p>https://www.digikey.com/product-detail/en/on-semiconductor/FDS2672/FDS2672CT-ND/1217902</text:p>
          </table:table-cell>
          <table:table-cell table:style-name="Gnumeric-default" office:value-type="string">
            <text:p>FDS2672CT-N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26</text:p>
          </table:table-cell>
          <table:table-cell table:style-name="Gnumeric-default" office:value-type="string">
            <text:p>MMBT42</text:p>
          </table:table-cell>
          <table:table-cell table:style-name="Gnumeric-default" office:value-type="string">
            <text:p>transistors:MMBT3904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://www.digikey.com/product-detail/en/micro-commercial-co/MMBTA42-TP/MMBTA42TPMSCT-ND/71740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1, R8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2</text:p>
          </table:table-cell>
          <table:table-cell table:style-name="Gnumeric-default" office:value-type="string">
            <text:p>60.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3</text:p>
          </table:table-cell>
          <table:table-cell table:style-name="Gnumeric-default" office:value-type="string">
            <text:p>N.U.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4, R9</text:p>
          </table:table-cell>
          <table:table-cell table:style-name="Gnumeric-default" office:value-type="string">
            <text:p>10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5, R6</text:p>
          </table:table-cell>
          <table:table-cell table:style-name="Gnumeric-default" office:value-type="string">
            <text:p>0 Ohm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7</text:p>
          </table:table-cell>
          <table:table-cell table:style-name="Gnumeric-default" office:value-type="string">
            <text:p>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0</text:p>
          </table:table-cell>
          <table:table-cell table:style-name="Gnumeric-default" office:value-type="string">
            <text:p>0.1 1/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panasonic-electronic-components/ERJ-6DSFR10V/P19308CT-ND/6004663</text:p>
          </table:table-cell>
          <table:table-cell table:style-name="Gnumeric-default" office:value-type="string">
            <text:p>ERJ-6DSFR10V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2</text:p>
          </table:table-cell>
          <table:table-cell table:style-name="Gnumeric-default" office:value-type="string">
            <text:p>4.1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5</text:p>
          </table:table-cell>
          <table:table-cell table:style-name="Gnumeric-default" office:value-type="string">
            <text:p>63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6</text:p>
          </table:table-cell>
          <table:table-cell table:style-name="Gnumeric-default" office:value-type="string">
            <text:p>7.68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1</text:p>
          </table:table-cell>
          <table:table-cell table:style-name="Gnumeric-default" office:value-type="string">
            <text:p>UCC3803</text:p>
          </table:table-cell>
          <table:table-cell table:style-name="Gnumeric-default" office:value-type="string">
            <text:p>NixieSupply5vto160vDCMBoost-cache:AAC243</text:p>
          </table:table-cell>
          <table:table-cell table:style-name="Gnumeric-default" office:value-type="string">
            <text:p>NixieSupply5vto160vDCMBoost_socket:SOIC-8-N</text:p>
          </table:table-cell>
          <table:table-cell table:style-name="Gnumeric-default" office:value-type="string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table:style-name="Gnumeric-default" office:value-type="string">
            <text:p>UCC3803DTR</text:p>
          </table:table-cell>
          <table:table-cell table:number-columns-repeated="248" table:style-name="Gnumeric-default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NixieSupply5vto160vDCMBoost'.$A$1"/>
          <table:named-expression table:name="Sheet_Title" table:expression="of:=&quot;NixieSupply5vto160vDCMBoost&quot;" table:base-cell-address="$'NixieSupply5vto160vDCMBoost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NixieSupply5vto160vDCMBoos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2-20T05:48:25Z</dc:date>
    <meta:creation-date>2018-02-20T05:46:11Z</meta:creation-date>
    <meta:generator>gnumeric/1.12.32</meta:generator>
  </office:meta>
</office:document-meta>
</file>